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1pt" svg:y="41.24pt">
            <loext:p draw:notify-on-update-of-ranges="Sheet1.A2:Sheet1.A2 Sheet1.B2:Sheet1.L2 Sheet1.A3:Sheet1.A3 Sheet1.B3:Sheet1.L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Ps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o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7.5" calcext:value-type="float">
            <text:p>17.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41:06.428660752</meta:creation-date>
    <dc:date>2017-03-28T13:24:55.735375790</dc:date>
    <meta:editing-duration>PT1H17M56S</meta:editing-duration>
    <meta:editing-cycles>1</meta:editing-cycles>
    <meta:document-statistic meta:table-count="1" meta:cell-count="36" meta:object-count="1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APs Soll-Ist Diagramm</text:p>
        </chart:title>
        <chart:legend chart:legend-position="end" svg:x="14.662cm" svg:y="3.952cm" style:legend-expansion="high" chart:style-name="ch3"/>
        <chart:plot-area chart:style-name="ch4" table:cell-range-address="Sheet1.A2:Sheet1.L3" chart:data-source-has-labels="column" svg:x="1.331cm" svg:y="1.275cm" svg:width="13.012cm" svg:height="6.564cm">
          <chartooo:coordinate-region svg:x="1.952cm" svg:y="1.474cm" svg:width="12.391cm" svg:height="5.718cm"/>
          <chart:axis chart:dimension="x" chart:name="primary-x" chart:style-name="ch5">
            <chart:title svg:x="7.489cm" svg:y="8.019cm" chart:style-name="ch6">
              <text:p>APs</text:p>
            </chart:title>
          </chart:axis>
          <chart:axis chart:dimension="y" chart:name="primary-y" chart:style-name="ch7">
            <chart:title svg:x="0.451cm" svg:y="4.826cm" chart:style-name="ch8">
              <text:p>PS</text:p>
            </chart:title>
            <chart:grid chart:style-name="ch9" chart:class="major"/>
          </chart:axis>
          <chart:series chart:style-name="ch10" chart:values-cell-range-address="Sheet1.B2:Sheet1.L2" chart:label-cell-address="Sheet1.A2:Sheet1.A2" chart:class="chart:bar">
            <chart:data-point chart:repeated="11"/>
          </chart:series>
          <chart:series chart:style-name="ch11" chart:values-cell-range-address="Sheet1.B3:Sheet1.L3" chart:label-cell-address="Sheet1.A3:Sheet1.A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Soll</text:p>
                <draw:g>
                  <svg:desc>Sheet1.A2:Sheet1.A2</svg:desc>
                </draw:g>
              </table:table-cell>
              <table:table-cell office:value-type="float" office:value="4">
                <text:p>4</text:p>
                <draw:g>
                  <svg:desc>Sheet1.B2:Sheet1.L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st</text:p>
                <draw:g>
                  <svg:desc>Sheet1.A3:Sheet1.A3</svg:desc>
                </draw:g>
              </table:table-cell>
              <table:table-cell office:value-type="float" office:value="4">
                <text:p>4</text:p>
                <draw:g>
                  <svg:desc>Sheet1.B3:Sheet1.L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